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6pt" fo:font-weight="bold" officeooo:paragraph-rsid="0008abb7" style:font-size-asian="16pt" style:font-weight-asian="bold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fo:padding="0cm" fo:border="0.51pt solid #00000a"/>
    </style:style>
    <style:style style:name="P6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 fo:padding="0cm" fo:border="0.51pt solid #00000a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fo:orphans="2" fo:widows="2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a5d19" officeooo:paragraph-rsid="000a5d19" style:font-size-asian="16pt" style:font-weight-asian="normal" style:font-size-complex="16pt" style:font-weight-complex="normal"/>
    </style:style>
    <style:style style:name="P10" style:family="paragraph" style:parent-style-name="Standard" style:master-page-name="Standard">
      <style:paragraph-properties fo:text-align="start" style:justify-single-word="false" fo:orphans="2" fo:widows="2" style:page-number="auto"/>
    </style:style>
    <style:style style:name="P11" style:family="paragraph" style:parent-style-name="Standard">
      <style:text-properties fo:font-size="16pt" fo:font-weight="bold" officeooo:paragraph-rsid="0008abb7" style:font-size-asian="16pt" style:font-weight-asian="bold" style:font-size-complex="16pt"/>
    </style:style>
    <style:style style:name="P12" style:family="paragraph" style:parent-style-name="Standard">
      <style:text-properties fo:font-size="16pt" fo:font-weight="bold" officeooo:paragraph-rsid="000a5d19" style:font-size-asian="16pt" style:font-weight-asian="bold" style:font-size-complex="16pt"/>
    </style:style>
    <style:style style:name="P1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09cf4" officeooo:paragraph-rsid="00109cf4" style:font-size-asian="16pt" style:font-weight-asian="normal" style:font-size-complex="16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0798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9cf4" style:font-weight-asian="normal" style:font-weight-complex="normal"/>
    </style:style>
    <style:style style:name="T4" style:family="text">
      <style:text-properties officeooo:rsid="00109cf4"/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89cm" draw:shadow-offset-y="0cm" draw:shadow-color="#ff8080" draw:shadow-opacity="4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text:bookmark-start text:name="_GoBack"/>企画書</text:p>
      <text:p text:style-name="P3"><text:line-break/>　</text:p>
      <text:p text:style-name="P3"><text:bookmark-end text:name="_GoBack"/></text:p>
      <text:p text:style-name="P8">　・ブラウザ上で動く対戦型育成ゲーム</text:p>
      <text:p text:style-name="P8"/>
      <text:p text:style-name="P8"><draw:custom-shape text:anchor-type="paragraph" draw:z-index="0" draw:style-name="gr1" draw:text-style-name="P15" svg:width="17.64cm" svg:height="8.822cm" svg:x="-396.016cm" svg:y="-403.807cm"><text:p/>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　・数ターンの育成期間で自分のキャラをより強くし、育てたキャラクターで対戦します</text:p>
      <text:p text:style-name="P8"/>
      <text:p text:style-name="P3">　<text:span text:style-name="T2">・育成は手動 対戦は自動</text:span></text:p>
      <text:p text:style-name="P3"/>
      <text:p text:style-name="P3">　<text:span text:style-name="T2">・複数のジョブから選んで育てます（初期のステータスが変動します）</text:span></text:p>
      <text:p text:style-name="P3"/>
      <text:p text:style-name="P3"/>
      <text:p text:style-name="P3"/>
      <text:p text:style-name="P3"/>
      <text:p text:style-name="P5">企画書 詳細</text:p>
      <text:p text:style-name="P12">開発手法</text:p>
      <text:p text:style-name="P12"/>
      <text:p text:style-name="P14">全体的にPythonで書きます</text:p>
      <text:p text:style-name="P4"><text:s/><text:span text:style-name="T2">ネットワークまわり : </text:span><text:span text:style-name="T3">Falcon</text:span></text:p>
      <text:p text:style-name="P4"><text:s/><text:tab/></text:p>
      <text:p text:style-name="P2"/>
      <text:p text:style-name="P2">開発のために必要な技術</text:p>
      <text:p text:style-name="P2"/>
      <text:p text:style-name="P7">・<text:span text:style-name="T1">Python3</text:span></text:p>
      <text:p text:style-name="P7">・<text:span text:style-name="T4">Falcon</text:span></text:p>
      <text:p text:style-name="P2"/>
      <text:p text:style-name="P2"/>
      <text:p text:style-name="P2">機能構成，担当</text:p>
      <text:p text:style-name="P9"/>
      <text:p text:style-name="P9">ネットワーク担当 : 田中</text:p>
      <text:p text:style-name="P9"/>
      <text:p text:style-name="P9">ゲームシステム担当 : 吉野</text:p>
      <text:p text:style-name="P9"/>
      <text:p text:style-name="P9">ゲームデザイン担当 : 高橋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lr-tb"/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" style:font-family-asian="'ＭＳ ゴシック'" style:font-family-generic-asian="system" style:font-pitch-asian="variable" style:font-name-complex="TakaoPGothic" style:font-family-complex="TakaoPGothic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0.501cm" fo:margin-right="0.48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7</meta:editing-cycles>
    <meta:creation-date>2015-09-30T12:46:00</meta:creation-date>
    <dc:date>2016-07-19T13:28:07.507400128</dc:date>
    <meta:editing-duration>PT17M18S</meta:editing-duration>
    <meta:generator>LibreOffice/4.3.3.2$Linux_X86_64 LibreOffice_project/430m0$Build-2</meta:generator>
    <meta:document-statistic meta:table-count="0" meta:image-count="0" meta:object-count="0" meta:page-count="1" meta:paragraph-count="18" meta:word-count="189" meta:character-count="229" meta:non-whitespace-character-count="2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